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 per 1</text:p>
          </table:table-cell>
          <table:table-cell table:style-name="ce1" office:value-type="string" calcext:value-type="string">
            <text:p>Qty per 9</text:p>
          </table:table-cell>
          <table:table-cell table:style-name="ce1" office:value-type="string" calcext:value-type="string">
            <text:p>Digikey Part Number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-HLD-001-ND</text:p>
          </table:table-cell>
          <table:table-cell/>
        </table:table-row>
        <table:table-row table:style-name="ro1">
          <table:table-cell office:value-type="string" calcext:value-type="string">
            <text:p>ATmega328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MEGA328P-MMH-ND </text:p>
          </table:table-cell>
          <table:table-cell/>
        </table:table-row>
        <table:table-row table:style-name="ro1">
          <table:table-cell office:value-type="string" calcext:value-type="string">
            <text:p>Boost Regula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P16252T-I/MNYCT-ND</text:p>
          </table:table-cell>
          <table:table-cell/>
        </table:table-row>
        <table:table-row table:style-name="ro1">
          <table:table-cell office:value-type="string" calcext:value-type="string">
            <text:p>Touch Sen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42QT1010-MAHRCT-ND</text:p>
          </table:table-cell>
          <table:table-cell/>
        </table:table-row>
        <table:table-row table:style-name="ro1">
          <table:table-cell office:value-type="string" calcext:value-type="string">
            <text:p>Yellow L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ttps://www.digikey.com/product-detail/en/stanley-electric-co/VFHY1104P-4C42D-TR/404-1216-1-ND/6205324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ttps://www.digikey.com/product-detail/en/stanley-electric-co/VFHL1104P-4B63C-TR/404-1214-1-ND/6205322</text:p>
          </table:table-cell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ttps://www.digikey.com/product-detail/en/stanley-electric-co/VFHV1104P-4C62B-TR/404-1217-1-ND/620532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ttps://www.digikey.com/products/en/optoelectronics/led-indication-discrete/105?FV=1c0011%2C1c0002%2C1c00fa%2C400005%2C940001%2C940002%2C940004%2C940006%2C1140003%2C4fc0507%2C4fc050a%2C4fc050b%2C4fc050c%2C4fc0088%2C4fc0090%2C4fc05a6%2C4fc0094%2C4fc05d0%2C4fc00b7%2C4fc00b8%2C4fc00ba%2C4fc0015%2C4fc00d3%2C4fc00d5%2C4fc0016%2C4fc0017%2C4fc0018%2C4fc0019%2C4fc001c%2C4fc01a7%2C4fc01e5%2C4fc0032%2C4fc0250%2C4fc0268%2C4fc02b3%2C4fc02e3%2C4fc0300%2C4fc005b%2C4fc005c%2Cf180428%2Cf18042a%2Cf18042c%2Cf18042d%2Cf18042f%2Cf1807e7%2Cf18026a%2Cf180273%2Cf180279%2C1f140000%2Cffe00069&amp;quantity=0&amp;ColumnSort=-1000007&amp;page=2&amp;pageSize=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7:56:26.432793101</meta:creation-date>
    <dc:date>2018-09-22T00:38:48.555333340</dc:date>
    <meta:editing-duration>PT9M51S</meta:editing-duration>
    <meta:editing-cycles>2</meta:editing-cycles>
    <meta:generator>LibreOffice/6.0.6.2$Linux_X86_64 LibreOffice_project/00m0$Build-2</meta:generator>
    <meta:document-statistic meta:table-count="1" meta:cell-count="26" meta:object-count="0"/>
  </office:meta>
</office:document-meta>
</file>